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sta version permite añadir datos de empresa y oferta al empresario con id 1 se pueden añadir más empresarios pero no empresas asociadas a este ni ofertas esto se cambiara en la version 0.1.7 al </text:p>
      <text:p text:style-name="Standard">añadir las politicas de acceso.</text:p>
      <text:p text:style-name="Standard"/>
      <text:p text:style-name="Standard">Para que esta versión funcione se sustitulle el archivo web.php por el nuevo web.php en la carpeta: (carpeta de proyecto)\routes</text:p>
      <text:p text:style-name="Standard"/>
      <text:p text:style-name="Standard">Sustituir y añadir PageController.php y registration.php en:</text:p>
      <text:p text:style-name="Standard">(carpeta de proyecto)\app\Http\Contollers</text:p>
      <text:p text:style-name="Standard"/>
      <text:p text:style-name="Standard">Copiar y sustituir los archivos que se encuentran en la carpeta views (Modificacion_de_ofertas.blade.php, pagina_de_registro.blade.php, <text:s/>principal.blade.php, registro_de_empresa.blade.php y registro_de_oferta.blade.php) en la carpeta: </text:p>
      <text:p text:style-name="Standard">(carpeta de proyecto)\routes</text:p>
      <text:p text:style-name="P1"/>
      <text:p text:style-name="P2">Una ved echos estos cambios se podrá iniciar el servidor con el comando php artisan serve y acceder a <text:a xlink:type="simple" xlink:href="http://localhost:8000/" text:style-name="Internet_20_link" text:visited-style-name="Visited_20_Internet_20_Link">http://localhost:8000/</text:a> desde el naveg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3S</meta:editing-duration>
    <meta:editing-cycles>5</meta:editing-cycles>
    <meta:generator>OpenOffice/4.1.7$Win32 OpenOffice.org_project/417m1$Build-9800</meta:generator>
    <dc:date>2020-09-22T10:20:52.22</dc:date>
    <meta:document-statistic meta:table-count="0" meta:image-count="0" meta:object-count="0" meta:page-count="1" meta:paragraph-count="8" meta:word-count="118" meta:character-count="865"/>
    <meta:user-defined meta:name="Info 1"/>
    <meta:user-defined meta:name="Info 2"/>
    <meta:user-defined meta:name="Info 3"/>
    <meta:user-defined meta:name="Info 4"/>
  </office:meta>
</office:document-meta>
</file>